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16383*"/>
    </style:style>
    <style:style style:name="Tabla1.D" style:family="table-column">
      <style:table-column-properties style:column-width="4.126cm" style:rel-column-width="16386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9f01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9f013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9f013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9f013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4481ea" officeooo:paragraph-rsid="0089f013" style:font-size-asian="14pt" style:font-weight-asian="normal" style:font-size-complex="14pt" style:font-weight-complex="normal"/>
    </style:style>
    <style:style style:name="P38" style:family="paragraph" style:parent-style-name="Footer">
      <style:text-properties fo:font-size="2pt" style:font-size-asian="1.75pt" style:font-size-complex="2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53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54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57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58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59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6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6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6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7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7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80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81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82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83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84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85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86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87" style:family="paragraph" style:parent-style-name="Standard" style:list-style-name="L2">
      <style:paragraph-properties fo:line-height="115%"/>
      <style:text-properties officeooo:paragraph-rsid="00534272"/>
    </style:style>
    <style:style style:name="P88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89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90" style:family="paragraph">
      <loext:graphic-properties draw:fill-color="#2c3756"/>
    </style:style>
    <style:style style:name="P9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2" style:family="paragraph">
      <style:paragraph-properties fo:line-height="150%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89f013"/>
    </style:style>
    <style:style style:name="T3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9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2" draw:name="Shape2" draw:style-name="gr4" draw:text-style-name="P9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1">Plan de proyecto</text:p>
      <text:p text:style-name="P76"><draw:frame draw:style-name="fr2" draw:name="Image1" text:anchor-type="as-char" svg:width="14.6cm" svg:height="6.6cm" draw:z-index="13"><draw:image xlink:href="Pictures/1000020100000226000000FA04E233DC2B932CD2.png" xlink:type="simple" xlink:show="embed" xlink:actuate="onLoad" loext:mime-type="image/png"/></draw:frame></text:p>
      <text:p text:style-name="P60"><text:span text:style-name="T5">Proyecto </text:span><text:span text:style-name="T6">Colibrí</text:span></text:p>
      <text:p text:style-name="P39"/>
      <text:p text:style-name="P42">Asignatura</text:p>
      <text:p text:style-name="P39">Laboratorio de desarrollo de software</text:p>
      <text:p text:style-name="P39"/>
      <text:p text:style-name="P42">Autor</text:p>
      <text:p text:style-name="P41">Cinthia Lima <text:span text:style-name="T4">y</text:span> <text:span text:style-name="T3">Ariel Machini</text:span></text:p>
      <text:p text:style-name="P39"/>
      <text:p text:style-name="P42">Fecha de redacción</text:p>
      <text:p text:style-name="P39"><text:span text:style-name="T8">10</text:span>/<text:span text:style-name="T7">09</text:span>/<text:span text:style-name="T7">2017</text:span></text:p>
      <text:p text:style-name="P77"><draw:custom-shape text:anchor-type="paragraph" draw:z-index="1" draw:name="Shape1" draw:style-name="gr2" draw:text-style-name="P9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3" svg:width="6.501cm" svg:height="18.5cm" svg:x="0.499cm" svg:y="0.75cm"><draw:text-box><text:p text:style-name="P92"><text:span text:style-name="T36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78">Índice</text:p>
      <text:p text:style-name="P4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34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34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34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34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35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35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36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36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36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36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36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36">Página 8</text:p>
          </table:table-cell>
        </table:table-row>
      </table:table>
      <text:p text:style-name="P43"/>
      <text:p text:style-name="P79">Plan de Proyecto</text:p>
      <text:p text:style-name="P57"/>
      <text:p text:style-name="P63">Introducción</text:p>
      <text:p text:style-name="P48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44"/>
      <text:p text:style-name="P64">Alcance del proyecto</text:p>
      <text:p text:style-name="P49">Casos de uso detectados.</text:p>
      <text:list xml:id="list47343908" text:style-name="L1">
        <text:list-item>
          <text:p text:style-name="P80">Fase <text:span text:style-name="T33">Inicio</text:span></text:p>
          <text:list>
            <text:list-item>
              <text:p text:style-name="P80">Iteración 1</text:p>
              <text:list>
                <text:list-item>
                  <text:p text:style-name="P80">Completado y envió de formularios</text:p>
                </text:list-item>
                <text:list-item>
                  <text:p text:style-name="P80">Creación de formulario</text:p>
                </text:list-item>
                <text:list-item>
                  <text:p text:style-name="P80">Eliminación de formulario</text:p>
                </text:list-item>
                <text:list-item>
                  <text:p text:style-name="P80">Modificación de formulario</text:p>
                </text:list-item>
                <text:list-item>
                  <text:p text:style-name="P80">Ingreso al sistema con correo institucional</text:p>
                </text:list-item>
                <text:list-item>
                  <text:p text:style-name="P80">Validación de usuario</text:p>
                </text:list-item>
                <text:list-item>
                  <text:p text:style-name="P80">Buscar formularios</text:p>
                </text:list-item>
                <text:list-item>
                  <text:p text:style-name="P80">Salir de la aplicación</text:p>
                </text:list-item>
              </text:list>
            </text:list-item>
          </text:list>
        </text:list-item>
        <text:list-item>
          <text:p text:style-name="P81">Fase Elaboración</text:p>
          <text:list>
            <text:list-item>
              <text:p text:style-name="P81">Iteración 2</text:p>
              <text:list>
                <text:list-item>
                  <text:p text:style-name="P82">Inicio de sesión </text:p>
                </text:list-item>
                <text:list-item>
                  <text:p text:style-name="P82">ABM Formulario</text:p>
                </text:list-item>
                <text:list-item>
                  <text:p text:style-name="P82">ABM de gestores de formularios</text:p>
                </text:list-item>
                <text:list-item>
                  <text:p text:style-name="P82">Administrador de contenido de formularios</text:p>
                </text:list-item>
                <text:list-item>
                  <text:p text:style-name="P82">Buscar formularios creados</text:p>
                </text:list-item>
                <text:list-item>
                  <text:p text:style-name="P83">Generar Informes</text:p>
                </text:list-item>
              </text:list>
            </text:list-item>
          </text:list>
        </text:list-item>
      </text:list>
      <text:p text:style-name="P45"/>
      <text:p text:style-name="P65"><text:soft-page-break/>Entregables del <text:span text:style-name="T28">p</text:span>royect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2">Descripción</text:p>
          </table:table-cell>
          <table:table-cell table:style-name="Tabla1.A1" office:value-type="string">
            <text:p text:style-name="P22">Fecha de <text:span text:style-name="T27">e</text:span>ntrega</text:p>
          </table:table-cell>
          <table:table-cell table:style-name="Tabla1.A1" office:value-type="string">
            <text:p text:style-name="P22">Lugar de <text:span text:style-name="T27">e</text:span>ntrega</text:p>
          </table:table-cell>
          <table:table-cell table:style-name="Tabla1.D1" office:value-type="string">
            <text:p text:style-name="P22">Condición de satisfacción</text:p>
          </table:table-cell>
        </table:table-row>
        <table:table-row>
          <table:table-cell table:style-name="Tabla1.A2" table:number-columns-spanned="4" office:value-type="string">
            <text:p text:style-name="P24">Entregables 1r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Modelo de negocio</text:p>
          </table:table-cell>
          <table:table-cell table:style-name="Tabla1.B3" office:value-type="string">
            <text:p text:style-name="P17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8">Laboratorio A4</text:p>
          </table:table-cell>
          <table:table-cell table:style-name="Tabla1.D3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Estudio de <text:span text:style-name="T29">f</text:span>actibilidad</text:p>
          </table:table-cell>
          <table:table-cell table:style-name="Tabla1.B4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4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ropuesta de desarrollo</text:p>
          </table:table-cell>
          <table:table-cell table:style-name="Tabla1.B5" office:value-type="string">
            <text:p text:style-name="P15">08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5" office:value-type="string">
            <text:p text:style-name="P14">Aceptación por parte del cliente y de los docentes.</text:p>
          </table:table-cell>
        </table:table-row>
        <table:table-row>
          <table:table-cell table:style-name="Tabla1.A3" office:value-type="string">
            <text:p text:style-name="P15">Plan de <text:span text:style-name="T29">p</text:span>royecto</text:p>
          </table:table-cell>
          <table:table-cell table:style-name="Tabla1.B6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6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5"><text:span text:style-name="T35">Evaluación dde </text:span>Plan de <text:span text:style-name="T29">i</text:span>teración</text:p>
          </table:table-cell>
          <table:table-cell table:style-name="Tabla1.B7" office:value-type="string">
            <text:p text:style-name="P15">12/09/2017</text:p>
          </table:table-cell>
          <table:table-cell table:style-name="Tabla1.C7" office:value-type="string">
            <text:p text:style-name="P15">Laboratorio A4</text:p>
          </table:table-cell>
          <table:table-cell table:style-name="Tabla1.D7" office:value-type="string">
            <text:p text:style-name="P14">Aceptación por parte de los docentes.</text:p>
          </table:table-cell>
        </table:table-row>
        <table:table-row>
          <table:table-cell table:style-name="Tabla1.A3" office:value-type="string">
            <text:p text:style-name="P16">Especificación de requerimientos</text:p>
          </table:table-cell>
          <table:table-cell table:style-name="Tabla1.B8" office:value-type="string">
            <text:p text:style-name="P16">15/09/2017</text:p>
          </table:table-cell>
          <table:table-cell table:style-name="Tabla1.C8" office:value-type="string">
            <text:p text:style-name="P15">Laboratorio A4</text:p>
          </table:table-cell>
          <table:table-cell table:style-name="Tabla1.D8" office:value-type="string">
            <text:p text:style-name="P14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4">Entregables 2d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71">Modelo de datos</text:p>
          </table:table-cell>
          <table:table-cell table:style-name="Tabla1.B10" office:value-type="string">
            <text:p text:style-name="P27">14/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 </text:p>
          </table:table-cell>
        </table:table-row>
        <table:table-row>
          <table:table-cell table:style-name="Tabla1.A3" office:value-type="string">
            <text:p text:style-name="P72">Modelo de casos de uso</text:p>
          </table:table-cell>
          <table:table-cell table:style-name="Tabla1.B10" office:value-type="string">
            <text:p text:style-name="P27">14/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 </text:p>
          </table:table-cell>
        </table:table-row>
        <table:table-row>
          <table:table-cell table:style-name="Tabla1.A3" office:value-type="string">
            <text:p text:style-name="P72">Plan de pruebas</text:p>
          </table:table-cell>
          <table:table-cell table:style-name="Tabla1.B10" office:value-type="string">
            <text:p text:style-name="P27">14/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 </text:p>
          </table:table-cell>
        </table:table-row>
        <table:table-row>
          <table:table-cell table:style-name="Tabla1.A3" office:value-type="string">
            <text:p text:style-name="P73">Gestión de riesgos</text:p>
          </table:table-cell>
          <table:table-cell table:style-name="Tabla1.B10" office:value-type="string">
            <text:p text:style-name="P27">14/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 </text:p>
          </table:table-cell>
        </table:table-row>
        <table:table-row>
          <table:table-cell table:style-name="Tabla1.A3" office:value-type="string">
            <text:p text:style-name="P74">Implementación de 3 casos de <text:soft-page-break/>uso<text:span text:style-name="T34">(Web)</text:span></text:p>
          </table:table-cell>
          <table:table-cell table:style-name="Tabla1.B10" office:value-type="string">
            <text:p text:style-name="P27">14/11/17</text:p>
          </table:table-cell>
          <table:table-cell table:style-name="Tabla1.B10" office:value-type="string">
            <text:p text:style-name="P29">Laboratorio A4</text:p>
          </table:table-cell>
          <table:table-cell table:style-name="Tabla1.D10" office:value-type="string">
            <text:p text:style-name="P31">Aceptación por parte del cliente </text:p>
          </table:table-cell>
        </table:table-row>
        <table:table-row>
          <table:table-cell table:style-name="Tabla1.A3" office:value-type="string">
            <text:p text:style-name="P37"><text:span text:style-name="T35">Evaluación dde </text:span>Plan de <text:span text:style-name="T29">i</text:span>teración</text:p>
          </table:table-cell>
          <table:table-cell table:style-name="Tabla1.B10" office:value-type="string">
            <text:p text:style-name="P28">14/11/17</text:p>
          </table:table-cell>
          <table:table-cell table:style-name="Tabla1.B10" office:value-type="string">
            <text:p text:style-name="P30">Laboratorio A4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5">Entregables <text:span text:style-name="T34">3r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33">Estimación del proyecto N°2</text:p>
          </table:table-cell>
          <table:table-cell table:style-name="Tabla1.B10" office:value-type="string">
            <text:p text:style-name="P33">28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3" office:value-type="string">
            <text:p text:style-name="P33">Implementación de 2 casos de uso (Web)</text:p>
          </table:table-cell>
          <table:table-cell table:style-name="Tabla1.B10" office:value-type="string">
            <text:p text:style-name="P33">28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3" office:value-type="string">
            <text:p text:style-name="P33">Planificación futura</text:p>
          </table:table-cell>
          <table:table-cell table:style-name="Tabla1.B10" office:value-type="string">
            <text:p text:style-name="P33">28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3" office:value-type="string">
            <text:p text:style-name="P33">Implementación de 1 casos de uso (App móvil)</text:p>
          </table:table-cell>
          <table:table-cell table:style-name="Tabla1.B10" office:value-type="string">
            <text:p text:style-name="P33">28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3" office:value-type="string">
            <text:p text:style-name="P37"><text:span text:style-name="T35">Evaluación dde </text:span>Plan de <text:span text:style-name="T29">i</text:span>teración</text:p>
          </table:table-cell>
          <table:table-cell table:style-name="Tabla1.B10" office:value-type="string">
            <text:p text:style-name="P28"><text:span text:style-name="T35">28/</text:span>11/17</text:p>
          </table:table-cell>
          <table:table-cell table:style-name="Tabla1.B10" office:value-type="string">
            <text:p text:style-name="P30">Laboratorio A4</text:p>
          </table:table-cell>
          <table:table-cell table:style-name="Tabla1.D10" office:value-type="string">
            <text:p text:style-name="P32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6">Entregables <text:span text:style-name="T35">4t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33">Reimplementación de todos los casos de uso (del sistema web) realizados hasta el momento.</text:p>
          </table:table-cell>
          <table:table-cell table:style-name="Tabla1.B10" office:value-type="string">
            <text:p text:style-name="P33">03/05/19</text:p>
          </table:table-cell>
          <table:table-cell table:style-name="Tabla1.B10" office:value-type="string">
            <text:p text:style-name="P33">Campus UNPA UARG – Oficinia F20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3" office:value-type="string">
            <text:p text:style-name="P33">Prototipo de la aplicación móvil.</text:p>
          </table:table-cell>
          <table:table-cell table:style-name="Tabla1.B10" office:value-type="string">
            <text:p text:style-name="P33">03/05/19</text:p>
          </table:table-cell>
          <table:table-cell table:style-name="Tabla1.B10" office:value-type="string">
            <text:p text:style-name="P33">Campus UNPA UARG – Oficinia F20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3" office:value-type="string">
            <text:p text:style-name="P33">Evaluación de plan de iteración</text:p>
          </table:table-cell>
          <table:table-cell table:style-name="Tabla1.B10" office:value-type="string">
            <text:p text:style-name="P33">03/05/19</text:p>
          </table:table-cell>
          <table:table-cell table:style-name="Tabla1.B10" office:value-type="string">
            <text:p text:style-name="P33">Campus UNPA UARG – Oficinia F20</text:p>
          </table:table-cell>
          <table:table-cell table:style-name="Tabla1.D10" office:value-type="string">
            <text:p text:style-name="P33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6">Entregables <text:span text:style-name="T35">5t</text:span>a I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33">Modelo de casos <text:soft-page-break/>de uso (nueva versión).</text:p>
          </table:table-cell>
          <table:table-cell table:style-name="Tabla1.B10" office:value-type="string">
            <text:p text:style-name="P33">-</text:p>
          </table:table-cell>
          <table:table-cell table:style-name="Tabla1.B10" office:value-type="string">
            <text:p text:style-name="P33">-</text:p>
          </table:table-cell>
          <table:table-cell table:style-name="Tabla1.D10" office:value-type="string">
            <text:p text:style-name="P33">-</text:p>
          </table:table-cell>
        </table:table-row>
        <table:table-row>
          <table:table-cell table:style-name="Tabla1.A3" office:value-type="string">
            <text:p text:style-name="P33">Estimación de riesgos (anexo IV).</text:p>
          </table:table-cell>
          <table:table-cell table:style-name="Tabla1.B10" office:value-type="string">
            <text:p text:style-name="P33">-</text:p>
          </table:table-cell>
          <table:table-cell table:style-name="Tabla1.B10" office:value-type="string">
            <text:p text:style-name="P33">-</text:p>
          </table:table-cell>
          <table:table-cell table:style-name="Tabla1.D10" office:value-type="string">
            <text:p text:style-name="P33">-</text:p>
          </table:table-cell>
        </table:table-row>
        <table:table-row>
          <table:table-cell table:style-name="Tabla1.A3" office:value-type="string">
            <text:p text:style-name="P33">Seguimiento de riesgos (versión 3).</text:p>
          </table:table-cell>
          <table:table-cell table:style-name="Tabla1.B10" office:value-type="string">
            <text:p text:style-name="P33">-</text:p>
          </table:table-cell>
          <table:table-cell table:style-name="Tabla1.B10" office:value-type="string">
            <text:p text:style-name="P33">-</text:p>
          </table:table-cell>
          <table:table-cell table:style-name="Tabla1.D10" office:value-type="string">
            <text:p text:style-name="P33">-</text:p>
          </table:table-cell>
        </table:table-row>
      </table:table>
      <text:p text:style-name="P46"/>
      <text:p text:style-name="P62">Estrategia de evolución del <text:span text:style-name="T29">p</text:span>lan</text:p>
      <text:p text:style-name="P50">Este plan será revisado al inicio de cada fase y será modificado si es necesario. El encargado de realizar las modificaciones será un miembro del equipo de desarrollo.</text:p>
      <text:p text:style-name="P50">La evolución de este documento podrá ser vista por el equipo de desarrollo ya que se encontrará en el repositorio compartido.</text:p>
      <text:p text:style-name="P50"/>
      <text:p text:style-name="P59">Organización del <text:span text:style-name="T29">p</text:span>royecto</text:p>
      <text:p text:style-name="P66">Modelo de <text:span text:style-name="T29">p</text:span>roceso</text:p>
      <text:p text:style-name="P51">Se sigue la metodología de desarrollo PSI <text:span text:style-name="T11">que esta basado en el Proceso Unificado para el desarrollo de software. </text:span></text:p>
      <text:p text:style-name="P52">Esta metodología tiene las siguientes características:</text:p>
      <text:list xml:id="list2059594977" text:style-name="L2">
        <text:list-item>
          <text:p text:style-name="P87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88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88"><text:soft-page-break/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89"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86">Análisis de requisitos</text:p>
                    </text:list-item>
                    <text:list-item>
                      <text:p text:style-name="P86">Diseño</text:p>
                    </text:list-item>
                    <text:list-item>
                      <text:p text:style-name="P86">Implementación</text:p>
                    </text:list-item>
                    <text:list-item>
                      <text:p text:style-name="P86">Prueba</text:p>
                    </text:list-item>
                    <text:list-item>
                      <text:p text:style-name="P86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47"/>
      <text:p text:style-name="P67">Responsables</text:p>
      <text:p text:style-name="P70">Responsables definidos <text:span text:style-name="T24">para las primeras actividades descubiertas</text:span> en esta primera versión del documento:</text:p>
      <text:p text:style-name="P7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Descripción</text:p>
          </table:table-cell>
          <table:table-cell table:style-name="Tabla2.A1" office:value-type="string">
            <text:p text:style-name="P23">Responsables</text:p>
          </table:table-cell>
          <table:table-cell table:style-name="Tabla2.C1" office:value-type="string">
            <text:p text:style-name="P23">Involucrados</text:p>
          </table:table-cell>
        </table:table-row>
        <table:table-row>
          <table:table-cell table:style-name="Tabla2.A2" office:value-type="string">
            <text:p text:style-name="P19">Conocer el problema</text:p>
          </table:table-cell>
          <table:table-cell table:style-name="Tabla2.B2" office:value-type="string">
            <text:p text:style-name="P21">Cinthia Lima y Ariel Machini</text:p>
          </table:table-cell>
          <table:table-cell table:style-name="Tabla2.C2" office:value-type="string">
            <text:p text:style-name="P19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0">Documentación</text:p>
          </table:table-cell>
          <table:table-cell table:style-name="Tabla2.B3" office:value-type="string">
            <text:p text:style-name="P21">Cinthia Lima y Ariel Machini</text:p>
          </table:table-cell>
          <table:table-cell table:style-name="Tabla2.C3" office:value-type="string">
            <text:p text:style-name="P19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Especificación de los requerimientos</text:p>
          </table:table-cell>
          <table:table-cell table:style-name="Tabla2.B4" office:value-type="string">
            <text:p text:style-name="P21">Cinthia Lima y Ariel Machini</text:p>
          </table:table-cell>
          <table:table-cell table:style-name="Tabla2.C4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0">Gestión de riesgos</text:p>
          </table:table-cell>
          <table:table-cell table:style-name="Tabla2.B5" office:value-type="string">
            <text:p text:style-name="P21">Cinthia Lima y Ariel Machini</text:p>
          </table:table-cell>
          <table:table-cell table:style-name="Tabla2.C5" office:value-type="string">
            <text:p text:style-name="P19">Mg. Osiris Sofía,</text:p>
            <text:p text:style-name="P19"><text:span text:style-name="T30">Lic. Esteban Gesto y </text:span>Lic. Karim Hallar</text:p>
          </table:table-cell>
        </table:table-row>
      </table:table>
      <text:p text:style-name="P47"/>
      <text:p text:style-name="P58"><text:soft-page-break/>Proceso de <text:span text:style-name="T24">g</text:span>estión</text:p>
      <text:p text:style-name="P67">Objetivos y <text:span text:style-name="T24">p</text:span>rioridades de <text:span text:style-name="T25">g</text:span>estión</text:p>
      <text:p text:style-name="P54">La gestión del proyecto <text:span text:style-name="T23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55">Las actividades destacadas de la gestión de proyecto son…</text:p>
      <text:list xml:id="list3110072175" text:style-name="L3">
        <text:list-item>
          <text:p text:style-name="P84">…la planificación y el seguimiento del avance del proyecto,</text:p>
        </text:list-item>
        <text:list-item>
          <text:p text:style-name="P84">las estimaciones y las mediciones,</text:p>
        </text:list-item>
        <text:list-item>
          <text:p text:style-name="P84">la gestión de riesgos,</text:p>
        </text:list-item>
        <text:list-item>
          <text:p text:style-name="P84">el registro de las horas trabajadas (del esfuerzo),</text:p>
        </text:list-item>
        <text:list-item>
          <text:p text:style-name="P84">las reuniones de equipo,</text:p>
        </text:list-item>
        <text:list-item>
          <text:p text:style-name="P84">las reuniones con el cliente,</text:p>
        </text:list-item>
        <text:list-item>
          <text:p text:style-name="P84">la revisión administrativa,</text:p>
        </text:list-item>
        <text:list-item>
          <text:p text:style-name="P84">la evaluación de las fases</text:p>
        </text:list-item>
        <text:list-item>
          <text:p text:style-name="P84">y la evaluación y/o modificación del plan de proyecto.</text:p>
        </text:list-item>
      </text:list>
      <text:p text:style-name="P67"/>
      <text:p text:style-name="P67">Condiciones asumidas, dependencias y restricciones</text:p>
      <text:p text:style-name="P75">El proyecto está enmarcado dentro de la asignatura laboratorio de desarrollo de software, por lo que se verá sujeto a restricciones de tiempo de entrega y a condiciones para la aprobación.</text:p>
      <text:p text:style-name="P47"/>
      <text:p text:style-name="P68">Gestión de <text:span text:style-name="T26">r</text:span>iesgos</text:p>
      <text:p text:style-name="P56">La gestión de riesgos se puede ver en el documento de riesgos.</text:p>
      <text:p text:style-name="P53"/>
      <text:p text:style-name="P69">Anexos</text:p>
      <text:list xml:id="list742264180" text:style-name="L4">
        <text:list-item>
          <text:p text:style-name="P85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9</text:page-number><text:s/>DE <text:page-count>9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27T22:43:00.364304791</dc:date>
    <meta:editing-duration>PT15H39M27S</meta:editing-duration>
    <meta:editing-cycles>89</meta:editing-cycles>
    <meta:generator>LibreOffice/6.0.7.3$Linux_X86_64 LibreOffice_project/00m0$Build-3</meta:generator>
    <dc:creator>Ariel Machini</dc:creator>
    <meta:document-statistic meta:table-count="5" meta:image-count="3" meta:object-count="0" meta:page-count="9" meta:paragraph-count="224" meta:word-count="1128" meta:character-count="7034" meta:non-whitespace-character-count="6125"/>
  </office:meta>
</office:document-meta>
</file>